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8021in"/>
    </style:style>
    <style:style style:name="Table2.B" style:family="table-column">
      <style:table-column-properties style:column-width="3.7083in"/>
    </style:style>
    <style:style style:name="Table2.C" style:family="table-column">
      <style:table-column-properties style:column-width="0.4688in"/>
    </style:style>
    <style:style style:name="Table2.D" style:family="table-column">
      <style:table-column-properties style:column-width="1.9479in"/>
    </style:style>
    <style:style style:name="Table2.A1" style:family="table-cell">
      <style:table-cell-properties style:vertical-align="bottom" fo:padding="0.0382in" fo:border="none"/>
    </style:style>
    <style:style style:name="Table3" style:family="table">
      <style:table-properties style:width="6.9271in" fo:margin-left="0in" table:align="left"/>
    </style:style>
    <style:style style:name="Table3.A" style:family="table-column">
      <style:table-column-properties style:column-width="0.8021in"/>
    </style:style>
    <style:style style:name="Table3.B" style:family="table-column">
      <style:table-column-properties style:column-width="3.7083in"/>
    </style:style>
    <style:style style:name="Table3.C" style:family="table-column">
      <style:table-column-properties style:column-width="0.4688in"/>
    </style:style>
    <style:style style:name="Table3.D" style:family="table-column">
      <style:table-column-properties style:column-width="1.9479in"/>
    </style:style>
    <style:style style:name="Table3.A1" style:family="table-cell">
      <style:table-cell-properties style:vertical-align="bottom" fo:padding="0.0382in" fo:border="none"/>
    </style:style>
    <style:style style:name="Table1" style:family="table">
      <style:table-properties style:width="6.9271in" fo:margin-left="0in" table:align="left"/>
    </style:style>
    <style:style style:name="Table1.A" style:family="table-column">
      <style:table-column-properties style:column-width="0.8021in"/>
    </style:style>
    <style:style style:name="Table1.B" style:family="table-column">
      <style:table-column-properties style:column-width="3.7083in"/>
    </style:style>
    <style:style style:name="Table1.C" style:family="table-column">
      <style:table-column-properties style:column-width="0.4688in"/>
    </style:style>
    <style:style style:name="Table1.D" style:family="table-column">
      <style:table-column-properties style:column-width="1.9479in"/>
    </style:style>
    <style:style style:name="Table1.A1" style:family="table-cell">
      <style:table-cell-properties style:vertical-align="bottom" fo:padding="0.0382in" fo:border="none"/>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size="24pt" style:font-size-asian="21pt" style:font-size-complex="24pt"/>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style style:name="T1" style:family="text">
      <style:text-properties fo:font-weight="bold" style:font-weight-asian="bold" style:font-weight-complex="bold"/>
    </style:style>
    <style:style style:name="T2" style:family="text">
      <style:text-properties fo:language="fr" fo:country="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8: Motivating others</text:h>
      <text:p text:style-name="Text_20_body">Translated by Julien Lamarche on 2014/03/16 from p.56 and p.57 of “Devenir un leader”, R<text:span text:style-name="T2">év. 2/09</text:span>.</text:p>
      <text:h text:style-name="Heading_20_2" text:outline-level="2">Executive summary:</text:h>
      <text:p text:style-name="Text_20_body">A motivated team will overcome obstacles to achieve its objectives. <text:s/>The leader creates and mainttains the atmosphere susceptible to motivate the team. <text:s/>He or she seeks what motivates members of the team and puts in place a reward system corresponding to the values of members. <text:s/>The leader also knows how to reward members who do good work.</text:p>
      <text:h text:style-name="Heading_20_2" text:outline-level="2">Objectives</text:h>
      <text:list xml:id="list1386754396" text:style-name="L1">
        <text:list-item>
          <text:p text:style-name="P4">Asses your current aptitudes to motivate others;</text:p>
        </text:list-item>
        <text:list-item>
          <text:p text:style-name="P4">Understand what motivate others;</text:p>
        </text:list-item>
        <text:list-item>
          <text:p text:style-name="P4">Exercise motivation of others in different roles.</text:p>
        </text:list-item>
      </text:list>
      <text:h text:style-name="Heading_20_2" text:outline-level="2">Toastmaster / Chair (“Anitmateur de réunion”)</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Name of evaluator :</text:p>
          </table:table-cell>
          <table:table-cell table:style-name="Table2.A1" office:value-type="string">
            <text:p text:style-name="P2">_____________________</text:p>
          </table:table-cell>
          <table:table-cell table:style-name="Table2.A1" office:value-type="string">
            <text:p text:style-name="P1">Date:</text:p>
          </table:table-cell>
          <table:table-cell table:style-name="Table2.A1" office:value-type="string">
            <text:p text:style-name="P2">___________</text:p>
          </table:table-cell>
        </table:table-row>
      </table:table>
      <text:p text:style-name="Text_20_body"/>
      <text:list xml:id="list1364444753" text:style-name="L2">
        <text:list-item>
          <text:p text:style-name="P5">Did the leader explain to those who had a role why it was important that the meeting runs smoothly without incident and for the enjoyment of all?</text:p>
          <text:list>
            <text:list-header>
              <text:p text:style-name="P5"><text:span text:style-name="T1">Note: </text:span>Translation is provided here, but please answer the questions in the book. <text:s/>Question numbers correspond.<text:line-break/></text:p>
            </text:list-header>
          </text:list>
        </text:list-item>
        <text:list-item>
          <text:p text:style-name="P5">Was the leader successful in motivating participants with roles to do their best?</text:p>
        </text:list-item>
        <text:list-item>
          <text:p text:style-name="P5">Was there usage of thanks and congratulations in front of others to better motivate?</text:p>
        </text:list-item>
        <text:list-item>
          <text:p text:style-name="P5">What could he or she have done to increase the motivation of club members to contribute to the success of the meeting?</text:p>
        </text:list-item>
        <text:list-item>
          <text:p text:style-name="P5">In what unique way did the leader motivate others to contribute to the success of the meeting?</text:p>
        </text:list-item>
      </text:list>
      <text:p text:style-name="Text_20_body"/>
      <text:p text:style-name="P3"/>
      <text:h text:style-name="Heading_20_2" text:outline-level="2">Speech evaluator (“Évaluateur”)</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Name of evaluator :</text:p>
          </table:table-cell>
          <table:table-cell table:style-name="Table3.A1" office:value-type="string">
            <text:p text:style-name="P2">_____________________</text:p>
          </table:table-cell>
          <table:table-cell table:style-name="Table3.A1" office:value-type="string">
            <text:p text:style-name="P1">Date:</text:p>
          </table:table-cell>
          <table:table-cell table:style-name="Table3.A1" office:value-type="string">
            <text:p text:style-name="P2">___________</text:p>
          </table:table-cell>
        </table:table-row>
      </table:table>
      <text:p text:style-name="Text_20_body"/>
      <text:list xml:id="list1927098597" text:continue-list="list1364444753" text:style-name="L2">
        <text:list-item text:start-value="1">
          <text:p text:style-name="P5">Did the leader emphasized what could be improved in the speech? <text:s/>Did he or she give handy and precise suggestions on how to improve the speech, in a motivating and encouraging way?</text:p>
          <text:list>
            <text:list-header>
              <text:p text:style-name="P5"><text:span text:style-name="T1">Note: </text:span>Translation is provided here, but please answer the questions in the book. <text:s/>Question numbers correspond.<text:line-break/></text:p>
            </text:list-header>
          </text:list>
        </text:list-item>
        <text:list-item>
          <text:p text:style-name="P5">Did the leader give back positive feedback on the successful items of the speech?</text:p>
        </text:list-item>
        <text:list-item>
          <text:p text:style-name="P5">What could he or she have done to further motivate the speaker to do better next time?</text:p>
        </text:list-item>
        <text:list-item>
          <text:p text:style-name="P5">What did he or she do to motivate the speaker to do better next time?</text:p>
        </text:list-item>
      </text:list>
      <text:p text:style-name="Text_20_body"/>
      <text:h text:style-name="Heading_20_2" text:outline-level="2">General evaluator (“Évaluateur général”)</text:h>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ame of evaluator :</text:p>
          </table:table-cell>
          <table:table-cell table:style-name="Table1.A1" office:value-type="string">
            <text:p text:style-name="P2">_____________________</text:p>
          </table:table-cell>
          <table:table-cell table:style-name="Table1.A1" office:value-type="string">
            <text:p text:style-name="P1">Date:</text:p>
          </table:table-cell>
          <table:table-cell table:style-name="Table1.A1" office:value-type="string">
            <text:p text:style-name="P2">___________</text:p>
          </table:table-cell>
        </table:table-row>
      </table:table>
      <text:p text:style-name="Text_20_body"/>
      <text:list xml:id="list1043913170" text:continue-list="list1927098597" text:style-name="L2">
        <text:list-item text:start-value="1">
          <text:p text:style-name="P5">Before the beginning of the meeting, did the leader explain correctly to the members of the evaluation team the aim and the importance of their roles and how it will contribute a smooth proceeding of the meeting?</text:p>
          <text:list>
            <text:list-header>
              <text:p text:style-name="P5"><text:span text:style-name="T1">Note: </text:span>Translation is provided here, but please answer the questions in the book. <text:s/>Question numbers correspond.<text:line-break/></text:p>
            </text:list-header>
          </text:list>
        </text:list-item>
        <text:list-item>
          <text:p text:style-name="P5">Did he or she manage to motivate the members of the evaluation team to do their best so that the meeting may be a success?</text:p>
        </text:list-item>
        <text:list-item>
          <text:p text:style-name="P5">During the leader's general evaluation, did he or she underline aspects of the meeting that could be improved? <text:s/>Did he or she give useful, precise and motivating feedback?</text:p>
        </text:list-item>
        <text:list-item>
          <text:p text:style-name="P5">Did he or she give positive feedback on what was successful during the meeting or on a particular initiative of a member?</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Lamarche</meta:initial-creator>
    <meta:creation-date>2013-11-12T15:42:31</meta:creation-date>
    <dc:date>2014-05-28T11:30:51</dc:date>
    <meta:editing-duration>PT1H15M22S</meta:editing-duration>
    <meta:editing-cycles>14</meta:editing-cycles>
    <meta:generator>LibreOffice/3.4$Unix LibreOffice_project/340m1$Build-502</meta:generator>
    <dc:creator>Julien Lamarche</dc:creator>
    <meta:document-statistic meta:table-count="3" meta:image-count="0" meta:object-count="0" meta:page-count="2" meta:paragraph-count="39" meta:word-count="479" meta:character-count="2832" meta:non-whitespace-character-count="2397"/>
  </office:meta>
</office:document-meta>
</file>